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Source Serif Pro" svg:font-family="'Source Serif Pro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normal">
      <style:paragraph-properties fo:margin-top="0.101cm" fo:margin-bottom="0.101cm" loext:contextual-spacing="false" fo:line-height="150%" fo:text-align="justify" style:justify-single-word="false"/>
      <style:text-properties officeooo:paragraph-rsid="00196309"/>
    </style:style>
    <style:style style:name="P2" style:family="paragraph" style:parent-style-name="normal">
      <style:paragraph-properties fo:margin-top="0.101cm" fo:margin-bottom="0.101cm" loext:contextual-spacing="false" fo:line-height="150%" fo:text-align="center" style:justify-single-word="false"/>
      <style:text-properties officeooo:paragraph-rsid="00196309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officeooo:paragraph-rsid="00196309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officeooo:paragraph-rsid="001b8dcb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1b5013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b7d92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b8dcb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c858c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fo:background-color="transparent" loext:char-shading-value="0" style:font-name-asian="arial1" style:font-size-asian="12pt" style:font-weight-asian="bold" style:font-name-complex="arial1" style:font-size-complex="12pt" style:font-weight-complex="bold" loext:padding="0cm" loext:border="none"/>
    </style:style>
    <style:style style:name="T7" style:family="text">
      <style:text-properties fo:font-variant="normal" fo:text-transform="none" fo:color="#000000" style:font-name="Arial" fo:font-size="14pt" fo:letter-spacing="normal" fo:font-style="normal" fo:font-weight="bold" fo:background-color="transparent" loext:char-shading-value="0" style:font-name-asian="arial1" style:font-size-asian="14pt" style:font-weight-asian="bold" style:font-name-complex="arial1" style:font-size-complex="14pt" style:font-weight-complex="bold" loext:padding="0cm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b7d92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1b5013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1b8dcb" fo:background-color="transparent" loext:char-shading-value="0" style:font-name-asian="arial1" style:font-size-asian="12pt" style:font-weight-asian="normal" style:font-name-complex="arial1" style:font-size-complex="12pt" style:font-weight-complex="normal" loext:padding="0cm" loext:border="none"/>
    </style:style>
    <style:style style:name="T11" style:family="text">
      <style:text-properties officeooo:rsid="001c85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7">Node.js Parte 1: Inovando com JavaScript no backend</text:span></text:span></text:p>
      <text:p text:style-name="P3"><text:span text:style-name="Strong_20_Emphasis"><text:span text:style-name="T6"><text:tab/></text:span></text:span><text:span text:style-name="Strong_20_Emphasis"><text:span text:style-name="T2">Sobre o curso, gostaria de deixar claro que o</text:span></text:span><text:span text:style-name="Strong_20_Emphasis"><text:span text:style-name="T1">btive bastante </text:span></text:span><text:span text:style-name="Strong_20_Emphasis"><text:span text:style-name="T2">aprendizado,</text:span></text:span><text:span text:style-name="Strong_20_Emphasis"><text:span text:style-name="T1"> assim como organizar uma aplicação de forma que cada arquiv</text:span></text:span><text:span text:style-name="Strong_20_Emphasis"><text:span text:style-name="T2">o </text:span></text:span><text:span text:style-name="Strong_20_Emphasis"><text:span text:style-name="T1">ou método tenham responsabilidades únicas desbravando a linguagem de programação JavaScript </text:span></text:span><text:span text:style-name="Strong_20_Emphasis"><text:span text:style-name="T2">junto a</text:span></text:span><text:span text:style-name="Strong_20_Emphasis"><text:span text:style-name="T1">o Node, ajudando a usar o JavaScript ao lado do servidor possibilitando a criação de uma aplicação web. Importante para mim também o fato de utilizar o Marko JS </text:span></text:span><text:span text:style-name="Strong_20_Emphasis"><text:span text:style-name="T5">e Express</text:span></text:span><text:span text:style-name="Strong_20_Emphasis"><text:span text:style-name="T1">(este</text:span></text:span><text:span text:style-name="Strong_20_Emphasis"><text:span text:style-name="T5">s</text:span></text:span><text:span text:style-name="Strong_20_Emphasis"><text:span text:style-name="T1"> que me f</text:span></text:span><text:span text:style-name="Strong_20_Emphasis"><text:span text:style-name="T5">izeram</text:span></text:span><text:span text:style-name="Strong_20_Emphasis"><text:span text:style-name="T1"> conhecer o que basicamente é um framework). A utilização do Express que serviu de </text:span></text:span><text:span text:style-name="Strong_20_Emphasis"><text:span text:style-name="T2">auxílio</text:span></text:span><text:span text:style-name="Strong_20_Emphasis"><text:span text:style-name="T1"> a lidar com </text:span></text:span><text:span text:style-name="Strong_20_Emphasis"><text:span text:style-name="T2">as requisições</text:span></text:span><text:span text:style-name="Strong_20_Emphasis"><text:span text:style-name="T1"> e respostas do </text:span></text:span><text:span text:style-name="Strong_20_Emphasis"><text:span text:style-name="T2">usuário</text:span></text:span><text:span text:style-name="Strong_20_Emphasis"><text:span text:style-name="T1"> e roteamento das requisições recebidas na aplicação.</text:span></text:span></text:p>
      <text:p text:style-name="P4"><text:span text:style-name="Strong_20_Emphasis"><text:span text:style-name="T1"><text:tab/></text:span></text:span><text:span text:style-name="Strong_20_Emphasis"><text:span text:style-name="T2">A maior vantagem, é que esse curso me proporcionou não somente o conhecimento de uma linguagem de programação a mais, mas também a como organizar meu código, </text:span></text:span><text:span text:style-name="Strong_20_Emphasis"><text:span text:style-name="T3">de forma que</text:span></text:span><text:span text:style-name="Strong_20_Emphasis"><text:span text:style-name="T3"> as responsabilidades do projeto </text:span></text:span><text:span text:style-name="Strong_20_Emphasis"><text:span text:style-name="T4">ficarem</text:span></text:span><text:span text:style-name="Strong_20_Emphasis"><text:span text:style-name="T3"> muito bem divididas, facilitando o crescimento e a implementação de mudanças no código </text:span></text:span><text:span text:style-name="Strong_20_Emphasis"><text:span text:style-name="T4">e </text:span></text:span><text:span text:style-name="Strong_20_Emphasis"><text:span text:style-name="T4">facilitando</text:span></text:span><text:span text:style-name="Strong_20_Emphasis"><text:span text:style-name="T3"> o grau manutenção do mesmo, </text:span></text:span><text:span text:style-name="Strong_20_Emphasis"><text:span text:style-name="T4">utilizando o padrão MVC</text:span></text:span><text:span text:style-name="Strong_20_Emphasis"><text:span text:style-name="T3">.</text:span></text:span><text:span text:style-name="Strong_20_Emphasis"><text:span text:style-name="T2"> </text:span></text:span><text:span text:style-name="Strong_20_Emphasis"><text:span text:style-name="T4">Estabelecer</text:span></text:span><text:span text:style-name="Strong_20_Emphasis"><text:span text:style-name="T2"> middlewares</text:span></text:span><text:span text:style-name="Strong_20_Emphasis"><text:span text:style-name="T2"> para erros e logins nas requisições, sobre o padrão DAO, e também a complexidade ciclom</text:span></text:span><text:span text:style-name="Strong_20_Emphasis"><text:span text:style-name="T3">á</text:span></text:span><text:span text:style-name="Strong_20_Emphasis"><text:span text:style-name="T2">tica e não menos importante o uso de Dataset API para conectar os dados aos elementos.</text:span></text:span></text:p>
      <text:p text:style-name="P4"><text:span text:style-name="Strong_20_Emphasis"><text:span text:style-name="T2"><text:tab/></text:span></text:span><text:span text:style-name="Strong_20_Emphasis"><text:span text:style-name="T4">Seguem abaixo parte do aprendizado que considerei bastante importante do curso: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>-Cada arquivo ou método deve ter responsabilidades únicas</text:span></text:span></text:p>
      <text:p text:style-name="P4"><text:span text:style-name="Strong_20_Emphasis"><text:span text:style-name="T4">-Aprendizado de uma nova linguagem</text:span></text:span><text:span text:style-name="Strong_20_Emphasis"><text:span text:style-name="T5">(JavaScript)</text:span></text:span><text:span text:style-name="Strong_20_Emphasis"><text:span text:style-name="T4"> de programação voltada pra web(backend)</text:span></text:span></text:p>
      <text:p text:style-name="P4"><text:span text:style-name="Strong_20_Emphasis"><text:span text:style-name="T4">-Como o node ajuda a usar o js ao lado do servidor possibilitando a criação de uma aplicação web</text:span></text:span></text:p>
      <text:p text:style-name="P4"><text:span text:style-name="Strong_20_Emphasis"><text:span text:style-name="T4">-Utilização do marko para gerar templates(que me fez conhecer o que basicamente é u</text:span></text:span><text:span text:style-name="Strong_20_Emphasis"><text:span text:style-name="T5">m</text:span></text:span><text:span text:style-name="Strong_20_Emphasis"><text:span text:style-name="T4">framework)</text:span></text:span></text:p>
      <text:p text:style-name="P4"><text:span text:style-name="Strong_20_Emphasis"><text:span text:style-name="T4">-Utilização da Dataset API para conectar os dados aos elementos(aprendi sobre oq é uma API)</text:span></text:span></text:p>
      <text:p text:style-name="P4"><text:span text:style-name="Strong_20_Emphasis"><text:span text:style-name="T4">-Utilização do </text:span></text:span><text:span text:style-name="Strong_20_Emphasis"><text:span text:style-name="T5">E</text:span></text:span><text:span text:style-name="Strong_20_Emphasis"><text:span text:style-name="T4">xpress </text:span></text:span><text:span text:style-name="Strong_20_Emphasis"><text:span text:style-name="T5">Framework</text:span></text:span></text:p>
      <text:p text:style-name="P4"><text:span text:style-name="Strong_20_Emphasis"><text:span text:style-name="T4">-Complexidade ciclomática</text:span></text:span></text:p>
      <text:p text:style-name="P4"><text:span text:style-name="Strong_20_Emphasis"><text:span text:style-name="T4">-O uso de Middlewares para fazer verificações das requisições do usuário</text:span></text:span></text:p>
      <text:p text:style-name="P4"><text:span text:style-name="Strong_20_Emphasis"><text:span text:style-name="T4">-Padrão DAO(Data Access Object) ou (Objeto de acesso aos dados)</text:span></text:span></text:p>
      <text:p text:style-name="P4"><text:span text:style-name="Strong_20_Emphasis"><text:span text:style-name="T4">-</text:span></text:span><text:span text:style-name="Strong_20_Emphasis"><text:span text:style-name="T5">Padrão MVC(Model, View, Controler)</text:span></text:span></text:p>
      <text:p text:style-name="P1"><text:span text:style-name="Strong_20_Emphasis"><text:span text:style-name="T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Source Serif Pro" svg:font-family="'Source Serif Pro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3T19:10:08.765000000</meta:creation-date>
    <dc:date>2020-02-11T18:42:59.903000000</dc:date>
    <meta:editing-duration>PT6M1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4" meta:word-count="305" meta:character-count="1964" meta:non-whitespace-character-count="1670"/>
  </office:meta>
</office:document-meta>
</file>